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190000002E7E0AE096.png"/>
  <manifest:file-entry manifest:media-type="image/png" manifest:full-path="Pictures/100002010000011B000000490372D5B2.png"/>
  <manifest:file-entry manifest:media-type="image/png" manifest:full-path="Pictures/10000201000003760000014E8086BC9C.png"/>
  <manifest:file-entry manifest:media-type="image/jpeg" manifest:full-path="Pictures/10000000000002BC0000021CE4F65196.jpg"/>
  <manifest:file-entry manifest:media-type="image/jpeg" manifest:full-path="Pictures/10000000000002BC0000021C4191FBEA.jpg"/>
  <manifest:file-entry manifest:media-type="image/jpeg" manifest:full-path="Pictures/10000000000002BC0000021C24C20BA0.jpg"/>
  <manifest:file-entry manifest:media-type="image/png" manifest:full-path="Pictures/10000201000001D70000013FFB6860C0.png"/>
  <manifest:file-entry manifest:media-type="image/jpeg" manifest:full-path="Pictures/10000000000000140000021C9C79381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.127cm" fo:padding-bottom="0.127cm" fo:padding-left="0cm" fo:padding-right="0cm" fo:wrap-option="wrap"/>
    </style:style>
    <style:style style:name="pr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4" style:family="presentation" style:parent-style-name="Default_20_1-notes">
      <style:graphic-properties draw:fill-color="#ffffff" fo:min-height="12.573cm"/>
    </style:style>
    <style:style style:name="pr5" style:family="presentation" style:parent-style-name="Default_20_2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cm" fo:padding-right="0cm" fo:wrap-option="wrap"/>
    </style:style>
    <style:style style:name="pr6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pr7" style:family="presentation" style:parent-style-name="Default_20_2-notes">
      <style:graphic-properties draw:fill-color="#ffffff" fo:min-height="12.573cm"/>
    </style:style>
    <style:style style:name="pr8" style:family="presentation" style:parent-style-name="Default_20_2-title">
      <style:graphic-properties draw:auto-grow-height="true" fo:min-height="3.174cm"/>
    </style:style>
    <style:style style:name="pr9" style:family="presentation" style:parent-style-name="Default_20_2-outline1">
      <style:graphic-properties fo:min-height="11.249cm"/>
    </style:style>
    <style:style style:name="pr10" style:family="presentation" style:parent-style-name="Default_20_2-notes">
      <style:graphic-properties draw:fill-color="#ffffff" fo:min-height="12.572cm"/>
    </style:style>
    <style:style style:name="pr11" style:family="presentation" style:parent-style-name="Default_20_2-title">
      <style:graphic-properties fo:min-height="3.174cm"/>
    </style:style>
    <style:style style:name="P1" style:family="paragraph">
      <style:paragraph-properties fo:margin-top="0cm" fo:margin-bottom="0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27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13cm" fo:margin-bottom="0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2" style:family="text">
      <style:text-properties fo:color="#008aba" style:text-line-through-style="none" fo:font-family="'Trebuchet MS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Trebuchet MS'" style:font-size-complex="18pt" style:font-style-complex="normal" style:font-weight-complex="normal"/>
    </style:style>
    <style:style style:name="T3" style:family="text">
      <style:text-properties fo:color="#008aba" style:text-line-through-style="none" fo:font-family="'Trebuchet MS'" fo:font-size="18pt" fo:letter-spacing="normal" fo:font-style="italic" style:text-underline-style="none" fo:font-weight="normal" style:font-family-asian="'ＭＳ Ｐゴシック'" style:font-size-asian="18pt" style:font-style-asian="italic" style:font-weight-asian="normal" style:font-family-complex="'Trebuchet MS'" style:font-size-complex="18pt" style:font-style-complex="italic" style:font-weight-complex="normal"/>
    </style:style>
    <style:style style:name="T4" style:family="text">
      <style:text-properties fo:color="#008aba" style:text-line-through-style="none" fo:font-family="'Trebuchet MS'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Trebuchet MS'" style:font-size-complex="26pt" style:font-style-complex="normal" style:font-weight-complex="normal"/>
    </style:style>
    <style:style style:name="T5" style:family="text"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&gt;">
        <style:list-level-properties text:space-before="0.001cm" text:min-label-width="0.952cm"/>
        <style:text-properties fo:font-family="'Lucida Grande'" fo:color="#008aba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REM IPSUM DOLOR SIT AMET, &#10;CONSECTETUR ADIPISCING ELIT." draw:style-name="dp1" draw:master-page-name="Default_20_1">
        <draw:frame draw:name="Title 1" presentation:style-name="pr2" draw:text-style-name="P2" draw:layer="layout" svg:width="21.589cm" svg:height="3.783cm" svg:x="2.002cm" svg:y="4cm" presentation:class="title" presentation:user-transformed="true">
          <draw:text-box>
            <text:p text:style-name="P1"><text:span text:style-name="T1">LOREM IPSUM DOLOR SIT AMET, </text:span><text:span text:style-name="T1"><text:line-break/></text:span><text:span text:style-name="T1">CONSECTETUR ADIPISCING ELIT.</text:span></text:p>
          </draw:text-box>
        </draw:frame>
        <draw:frame draw:name="Text Placeholder 2" presentation:style-name="pr3" draw:text-style-name="P2" draw:layer="layout" svg:width="21.589cm" svg:height="4.166cm" svg:x="2.002cm" svg:y="7.999cm" presentation:class="outline" presentation:user-transformed="true">
          <draw:text-box>
            <text:p text:style-name="P3"><text:span text:style-name="T2">Naam spreker, TMC ----</text:span></text:p>
            <text:p text:style-name="P3"><text:span text:style-name="T3">12 januari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rem ipsum dolor sit amet, &#10;Consectetur adipiscing elit." draw:style-name="dp1" draw:master-page-name="Default_20_2" presentation:presentation-page-layout-name="AL2T11">
        <draw:frame draw:name="Title 3" presentation:style-name="pr5" draw:text-style-name="P2" draw:layer="layout" svg:width="21.496cm" svg:height="3.174cm" svg:x="2.002cm" svg:y="0.763cm" presentation:class="title" presentation:user-transformed="true">
          <draw:text-box>
            <text:p text:style-name="P1"><text:span text:style-name="T4">Lorem ipsum dolor sit amet, </text:span><text:span text:style-name="T4"><text:line-break/></text:span><text:span text:style-name="T4">Consectetur adipiscing elit.</text:span></text:p>
          </draw:text-box>
        </draw:frame>
        <draw:frame draw:name="Content Placeholder 4" presentation:style-name="pr6" draw:text-style-name="P2" draw:layer="layout" svg:width="21.496cm" svg:height="11.5cm" svg:x="2.002cm" svg:y="4.498cm" presentation:class="outline" presentation:user-transformed="true">
          <draw:text-box>
            <text:list text:style-name="L3">
              <text:list-item>
                <text:p text:style-name="P4"><text:span text:style-name="T5">Lorem ipsum dolor sit amet, consectetur adipiscing elit. Proin nunc ante, consequat sed tincidunt in. 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Curabitur sodales faucibus nisi gravida tempor. Proin dui dui, vulputate et sollicitudin nec, tristique ac diam. 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Fusce tellus eros, tempus in cursus lacinia, consequat aliquet elit.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Etiam et risus a metus placerat porta tempor a est. Integer mi enim, molestie quis luctus at, adipiscing quis arcu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1">
        <draw:frame presentation:style-name="pr8" draw:layer="layout" svg:width="21.499cm" svg:height="3.174cm" svg:x="2cm" svg:y="0.763cm" presentation:class="title">
          <draw:text-box>
            <text:p>Demo: urlconf =&gt; view =&gt; template</text:p>
          </draw:text-box>
        </draw:frame>
        <draw:frame presentation:style-name="pr9" draw:layer="layout" svg:width="21.499cm" svg:height="11.499cm" svg:x="2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1">
        <draw:frame presentation:style-name="pr11" draw:layer="layout" svg:width="21.499cm" svg:height="3.174cm" svg:x="2cm" svg:y="0.763cm" presentation:class="title">
          <draw:text-box>
            <text:p>Demo: Model (ORM) + API (DB QuerySets)</text:p>
          </draw:text-box>
        </draw:frame>
        <draw:frame draw:style-name="gr2" draw:layer="layout" svg:width="21.499cm" svg:height="11.499cm" svg:x="2cm" svg:y="4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7f7f7f" style:text-outline="false" style:text-line-through-style="none" fo:font-family="'Trebuchet MS'" fo:font-size="16pt" fo:letter-spacing="normal" fo:language="en" fo:country="US" fo:font-style="normal" fo:text-shadow="none" style:text-underline-style="none" fo:font-weight="normal" style:letter-kerning="true" style:font-family-asian="'ＭＳ Ｐゴシック'" style:font-size-asian="16pt" style:language-asian="en" style:country-asian="US" style:font-style-asian="normal" style:font-weight-asian="normal" style:font-family-complex="'Trebuchet MS'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6pt" style:language-asian="en" style:country-asian="US" style:font-style-asian="normal" style:font-weight-asian="normal" style:font-family-complex="'Trebuchet MS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7f7f7f" style:text-outline="false" style:text-line-through-style="none" fo:font-family="'Trebuchet MS'" fo:font-size="16pt" fo:letter-spacing="normal" fo:language="en" fo:country="US" fo:font-style="normal" fo:text-shadow="none" style:text-underline-style="none" fo:font-weight="normal" style:letter-kerning="true" style:font-family-asian="'ＭＳ Ｐゴシック'" style:font-size-asian="16pt" style:language-asian="en" style:country-asian="US" style:font-style-asian="normal" style:font-weight-asian="normal" style:font-family-complex="'Trebuchet MS'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6pt" style:language-asian="en" style:country-asian="US" style:font-style-asian="normal" style:font-weight-asian="normal" style:font-family-complex="'Trebuchet MS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7f7f7f" style:text-outline="false" style:text-line-through-style="none" fo:font-family="'Trebuchet MS'" fo:font-size="16pt" fo:letter-spacing="normal" fo:language="en" fo:country="US" fo:font-style="normal" fo:text-shadow="none" style:text-underline-style="none" fo:font-weight="normal" style:letter-kerning="true" style:font-family-asian="'ＭＳ Ｐゴシック'" style:font-size-asian="16pt" style:language-asian="en" style:country-asian="US" style:font-style-asian="normal" style:font-weight-asian="normal" style:font-family-complex="'Trebuchet MS'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6pt" style:language-asian="en" style:country-asian="US" style:font-style-asian="normal" style:font-weight-asian="normal" style:font-family-complex="'Trebuchet MS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.127cm" fo:padding-bottom="0.127cm" fo:padding-left="0cm" fo:padding-right="0cm" fo:wrap-option="wrap"/>
    </style:style>
    <style:style style:name="Mpr4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cm" fo:padding-right="0cm" fo:wrap-option="wrap"/>
    </style:style>
    <style:style style:name="Mpr9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Mpr10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start" style:punctuation-wrap="hanging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text-indent="0cm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MT3" style:family="text">
      <style:text-properties fo:color="#008aba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8aba" style:text-line-through-style="none" fo:font-family="'Trebuchet MS'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Trebuchet MS'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6" draw:style-name="Mgr3" draw:text-style-name="MP3" draw:layer="backgroundobjects" svg:width="24.693cm" svg:height="19.049cm" svg:x="0.701cm" svg:y="0cm">
        <draw:image xlink:href="Pictures/10000000000002BC0000021C24C20BA0.jpg" xlink:type="simple" xlink:show="embed" xlink:actuate="onLoad">
          <text:p/>
        </draw:image>
      </draw:frame>
      <draw:frame draw:name="Picture 7" draw:style-name="Mgr3" draw:text-style-name="MP3" draw:layer="backgroundobjects" svg:width="6.499cm" svg:height="0.378cm" svg:x="16.991cm" svg:y="16.999cm">
        <draw:image xlink:href="Pictures/10000201000003190000002E7E0AE096.png" xlink:type="simple" xlink:show="embed" xlink:actuate="onLoad">
          <text:p/>
        </draw:image>
      </draw:frame>
      <draw:frame draw:name="Picture 8" draw:style-name="Mgr3" draw:text-style-name="MP3" draw:layer="backgroundobjects" svg:width="0.705cm" svg:height="19.049cm" svg:x="0cm" svg:y="0cm">
        <draw:image xlink:href="Pictures/10000000000000140000021C9C793813.jpg" xlink:type="simple" xlink:show="embed" xlink:actuate="onLoad">
          <text:p/>
        </draw:image>
      </draw:frame>
      <draw:frame draw:name="Picture 9" draw:style-name="Mgr3" draw:text-style-name="MP3" draw:layer="backgroundobjects" svg:width="7.914cm" svg:height="5.361cm" svg:x="16.012cm" svg:y="2.002cm">
        <draw:image xlink:href="Pictures/10000201000001D70000013FFB6860C0.png" xlink:type="simple" xlink:show="embed" xlink:actuate="onLoad">
          <text:p/>
        </draw:image>
      </draw:frame>
      <draw:frame draw:name="Picture 10" draw:style-name="Mgr3" draw:text-style-name="MP3" draw:layer="backgroundobjects" svg:width="7.813cm" svg:height="2.945cm" svg:x="4.313cm" svg:y="11.126cm">
        <draw:image xlink:href="Pictures/10000201000003760000014E8086BC9C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0.705cm" svg:height="19.049cm" svg:x="0cm" svg:y="0cm">
        <draw:image xlink:href="Pictures/10000000000000140000021C9C793813.jpg" xlink:type="simple" xlink:show="embed" xlink:actuate="onLoad">
          <text:p/>
        </draw:image>
      </draw:frame>
      <draw:frame draw:name="Picture 7" draw:style-name="Mgr3" draw:text-style-name="MP3" draw:layer="backgroundobjects" svg:width="24.693cm" svg:height="19.049cm" svg:x="0.701cm" svg:y="0cm">
        <draw:image xlink:href="Pictures/10000000000002BC0000021C4191FBEA.jpg" xlink:type="simple" xlink:show="embed" xlink:actuate="onLoad">
          <text:p/>
        </draw:image>
      </draw:frame>
      <draw:frame draw:name="Picture 8" draw:style-name="Mgr3" draw:text-style-name="MP3" draw:layer="backgroundobjects" svg:width="2.05cm" svg:height="0.528cm" svg:x="2.033cm" svg:y="16.735cm">
        <draw:image xlink:href="Pictures/100002010000011B000000490372D5B2.png" xlink:type="simple" xlink:show="embed" xlink:actuate="onLoad">
          <text:p/>
        </draw:image>
      </draw:frame>
      <draw:frame draw:name="Picture 9" draw:style-name="Mgr3" draw:text-style-name="MP3" draw:layer="backgroundobjects" svg:width="6.499cm" svg:height="0.378cm" svg:x="16.991cm" svg:y="16.999cm">
        <draw:image xlink:href="Pictures/10000201000003190000002E7E0AE096.png" xlink:type="simple" xlink:show="embed" xlink:actuate="onLoad">
          <text:p/>
        </draw:image>
      </draw:frame>
      <draw:frame draw:name="Title 1" presentation:style-name="Mpr3" draw:text-style-name="MP5" draw:layer="backgroundobjects" svg:width="21.589cm" svg:height="3.783cm" svg:x="2cm" svg:y="4cm" presentation:class="title" presentation:user-transformed="true">
        <draw:text-box>
          <text:p text:style-name="MP4"><text:span text:style-name="MT2">Click to edit the title text formatadfafdafd</text:span></text:p>
        </draw:text-box>
      </draw:frame>
      <draw:frame draw:name="Text Placeholder 2" presentation:style-name="Mpr4" draw:text-style-name="MP5" draw:layer="backgroundobjects" svg:width="21.589cm" svg:height="4.166cm" svg:x="2cm" svg:y="8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</draw:text-box>
      </draw:frame>
      <draw:frame draw:name="Date Placeholder 3" presentation:style-name="Mpr5" draw:text-style-name="MP9" draw:layer="backgroundobjects" svg:width="0.001cm" svg:height="0.001cm" svg:x="0cm" svg:y="0cm" presentation:class="date-time">
        <draw:text-box>
          <text:p text:style-name="MP8"><text:span text:style-name="MT4"><text:date style:data-style-name="D1" text:date-value="2012-03-27">3/27/12</text:date></text:span></text:p>
        </draw:text-box>
      </draw:frame>
      <draw:frame draw:name="Footer Placeholder 4" presentation:style-name="Mpr5" draw:text-style-name="MP9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9" draw:layer="backgroundobjects" svg:width="0.001cm" svg:height="0.001cm" svg:x="0cm" svg:y="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6" draw:style-name="Mgr3" draw:text-style-name="MP3" draw:layer="backgroundobjects" svg:width="0.705cm" svg:height="19.049cm" svg:x="0cm" svg:y="0cm">
        <draw:image xlink:href="Pictures/10000000000000140000021C9C793813.jpg" xlink:type="simple" xlink:show="embed" xlink:actuate="onLoad">
          <text:p/>
        </draw:image>
      </draw:frame>
      <draw:frame draw:name="Picture 7" draw:style-name="Mgr3" draw:text-style-name="MP3" draw:layer="backgroundobjects" svg:width="24.693cm" svg:height="19.049cm" svg:x="0.701cm" svg:y="0cm">
        <draw:image xlink:href="Pictures/10000000000002BC0000021CE4F65196.jpg" xlink:type="simple" xlink:show="embed" xlink:actuate="onLoad">
          <text:p/>
        </draw:image>
      </draw:frame>
      <draw:frame draw:name="Picture 8" draw:style-name="Mgr3" draw:text-style-name="MP3" draw:layer="backgroundobjects" svg:width="2.05cm" svg:height="0.528cm" svg:x="2.033cm" svg:y="16.735cm">
        <draw:image xlink:href="Pictures/100002010000011B000000490372D5B2.png" xlink:type="simple" xlink:show="embed" xlink:actuate="onLoad">
          <text:p/>
        </draw:image>
      </draw:frame>
      <draw:frame draw:name="Picture 9" draw:style-name="Mgr3" draw:text-style-name="MP3" draw:layer="backgroundobjects" svg:width="6.499cm" svg:height="0.378cm" svg:x="16.991cm" svg:y="16.999cm">
        <draw:image xlink:href="Pictures/10000201000003190000002E7E0AE096.png" xlink:type="simple" xlink:show="embed" xlink:actuate="onLoad">
          <text:p/>
        </draw:image>
      </draw:frame>
      <draw:frame draw:name="Title 1" presentation:style-name="Mpr8" draw:text-style-name="MP5" draw:layer="backgroundobjects" svg:width="21.499cm" svg:height="3.174cm" svg:x="2cm" svg:y="0.763cm" presentation:class="title" presentation:user-transformed="true">
        <draw:text-box>
          <text:p text:style-name="MP4"><text:span text:style-name="MT5">Click to edit the title text formatClick to edit Master title style</text:span></text:p>
        </draw:text-box>
      </draw:frame>
      <draw:frame draw:name="Content Placeholder 2" presentation:style-name="Mpr9" draw:text-style-name="MP5" draw:layer="backgroundobjects" svg:width="21.499cm" svg:height="11.499cm" svg:x="2cm" svg:y="4.5cm" presentation:class="outline" presentation:user-transformed="true">
        <draw:text-box>
          <text:list text:style-name="ML4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Click to edit Master text styles</text:span></text:p>
          <text:p text:style-name="MP10"><text:span text:style-name="MT4">Second level</text:span></text:p>
          <text:p text:style-name="MP10"><text:span text:style-name="MT4">Third level</text:span></text:p>
          <text:p text:style-name="MP10"><text:span text:style-name="MT4">Fourth level</text:span></text:p>
          <text:p text:style-name="MP10"><text:span text:style-name="MT4">Fifth level</text:span></text:p>
        </draw:text-box>
      </draw:frame>
      <draw:frame draw:name="Date Placeholder 3" presentation:style-name="Mpr10" draw:text-style-name="MP9" draw:layer="backgroundobjects" svg:width="0.001cm" svg:height="0.001cm" svg:x="0cm" svg:y="0cm" presentation:class="date-time">
        <draw:text-box>
          <text:p text:style-name="MP8"><text:span text:style-name="MT4"><text:date style:data-style-name="D1" text:date-value="2012-03-27">3/27/12</text:date></text:span></text:p>
        </draw:text-box>
      </draw:frame>
      <draw:frame draw:name="Footer Placeholder 4" presentation:style-name="Mpr10" draw:text-style-name="MP9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9" draw:layer="backgroundobjects" svg:width="0.001cm" svg:height="0.001cm" svg:x="0cm" svg:y="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5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27T22:34:42</dc:date>
    <dc:creator>pbor </dc:creator>
    <meta:generator>LibreOffice/3.4$Linux LibreOffice_project/340m1$Build-402</meta:generator>
    <meta:document-statistic meta:object-count="71"/>
  </office:meta>
</office:document-meta>
</file>